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sul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End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Total( Integer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Pages( Integer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StartRow( Integer start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PageNum( Integer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List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Pag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Star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PageSize( Integer 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EndRow( Integer end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sult.setSize( Integer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